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Controller.alwaysTrackPrevious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on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g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saveActionErrors( ActionMessages err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Controller.getDataSourc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Controller.handleException( Throwable ex , ActionMapping mapping , ActionForm form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owController.getActionURI( String ac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Controller.execute( ActionMapping mapping , ActionForm form ,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lowController.addActionErrorExpression( String propertyName , String expression , Object [ ] messag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FormBean( ActionMapping mapp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lowController.login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.isTokenValid( boolean 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Handl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addActionError( String propertyName , String messageKey , Object [ ] messag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resetToke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setPerRequestState( PerRequest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Controller.af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generate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isToke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internalExecute( ActionMapping mapping , ActionForm form , HttpServletRequest request , HttpServletResponse respons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FlowController.getModuleConfig( ServletContext servletContext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Controller.refresh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wController.savePreviousActionInfo( ActionForm form , HttpServletRequest request , ActionMapping mapping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RequestState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Flo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isUserInRole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.getRewrittenActionURI( String actionName , Map parameters , boolean asValid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wController.resolveAction( String actionName , Object form ,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lowController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Controller.saveErrors( HttpServletRequest request , ActionMessage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res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invokeActionMethod( Method method , Object arg , HttpServletRequest request , ActionMapping mapp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lowController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Controller.savePreviousPageInfo( ActionForward forward , ActionForm form , ActionMapping mapping , HttpServletRequest request , ServletContext servletContext , boolean isSpecial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isCancelle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alwaysTrackPreviou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Current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retrieveUserLocale( HttpServletRequest request , String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Controller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nerateToke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RequestState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MessageResourc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logout( boolean invalidateS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.lookup( String actionName , ServletContext context , HttpServletRequest request , HttpServletResponse response , String actionServle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lowController.isTokenValid( HttpServletRequest request , boolean 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RequestProcess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lowControll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invokeActionMethod( Method method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isAc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FormClass( Object form , ActionMapping mapping ,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wController.getAction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wController.reinitialize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sendError( String errTex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.on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theModul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isPage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createNotLoggedInException( String actionName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wController.saveMessages( HttpServletRequest request , ActionMessages messag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Controller.getActionMethod( String methodName , Class arg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lowController.handleSimpleAction( PageFlowActionMapping mapping , ActionForm wrappedFormBean , HttpServletRequest request , ServletContext servlet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lowController.decrementRequestCoun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.isTokenVali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destroy( RequestContext requestContext , Http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RequestState.PerRequestState( HttpServletRequest request , HttpServletResponse response , ActionMapping action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Controller.addValidationError( String propertyName ,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saveToken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Resource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create( HttpServletRequest request , HttpServletResponse response ,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lowController.ge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.incrementRequestCount( HttpServletRequest request , HttpServletResponse response , ServletContext servle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FlowController.setLocale( HttpServletRequest request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Controller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getMessag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Module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Controller.getDataSource( HttpServletRequest reques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ActionMethodForward( String actionName , Object inputForm , HttpServletRequest request , HttpServletResponse response , ActionMapping mapp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lowController.getFormQualifiedActionPath( Class formClass , String action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wController.addValidationError( String propertyName , String messageKey , Object [ ] messag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sendError( String errTex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forwardTo( ActionForward fwd , ActionMapping mapping , PageFlowExceptionConfig exceptionConfig , String actionName , ModuleConfig altModuleConfig , ActionForm form ,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Controller.getLocale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lowController.resolveAction( String actionName , Object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RequestState.getAc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setLocal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Controller.invokeExceptionHandler( Method method , Throwable ex , String message , ActionForm wrappedFormBean , PageFlowExceptionConfig exceptionConfig , ActionMapping actionMapping , HttpServletRequest request , HttpServletResponse respon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FlowController.befor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lowController.lookup( String actionName , ServletContext contex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Controller.getResources( HttpServletRequest reques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